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16cm" fo:min-width="2.67cm"/>
    </style:style>
    <style:style style:name="gr2" style:family="graphic" style:parent-style-name="standard">
      <style:graphic-properties draw:textarea-horizontal-align="justify" draw:textarea-vertical-align="middle" draw:auto-grow-height="false" fo:min-height="2.893cm" fo:min-width="4.261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draw:textarea-horizontal-align="justify" draw:textarea-vertical-align="middle" draw:auto-grow-height="false" fo:min-height="1.618cm" fo:min-width="2.734cm"/>
    </style:style>
    <style:style style:name="gr5" style:family="graphic" style:parent-style-name="standard">
      <style:graphic-properties draw:textarea-horizontal-align="justify" draw:textarea-vertical-align="middle" draw:auto-grow-height="false" fo:min-height="2.266cm" fo:min-width="2.19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817cm" fo:min-width="1.8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82cm" svg:height="3.344cm" svg:x="6.524cm" svg:y="3.117cm">
          <text:p text:style-name="P1">Out standing</text:p>
          <text:p text:style-name="P1">(OS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731cm" svg:height="4.445cm" svg:x="1.025cm" svg:y="11.351cm">
          <text:p text:style-name="P1">withdra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6.731cm" svg:height="4.445cm" svg:x="14.335cm" svg:y="10.652cm">
          <text:p text:style-name="P1">return_a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524cm" svg:y1="4.789cm" svg:x2="4.39cm" svg:y2="11.351cm" draw:start-shape="id1" draw:start-glue-point="6" draw:end-shape="id2" draw:end-glue-point="4" svg:d="M6524 4789h-2134v6562" svg:viewBox="0 0 2135 6563">
          <text:p text:style-name="P1">Credit: bank_debit</text:p>
          <text:p text:style-name="P1">Debit: OS</text:p>
          <text:p text:style-name="P1">[MOVE]</text:p>
        </draw:connector>
        <draw:custom-shape draw:style-name="gr4" draw:text-style-name="P1" xml:id="id3" draw:id="id3" draw:layer="layout" svg:width="4.572cm" svg:height="2.64cm" svg:x="8.485cm" svg:y="19.57cm">
          <text:p text:style-name="P1">rd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3.81cm" svg:height="3.556cm" svg:x="6.866cm" svg:y="23.055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8.765cm" svg:y1="6.461cm" svg:x2="10.771cm" svg:y2="19.57cm" draw:start-shape="id1" draw:start-glue-point="8" draw:end-shape="id3" draw:end-glue-point="4" svg:d="M8765 6461v6555h2006v6554" svg:viewBox="0 0 2007 13110">
          <text:p text:style-name="P1">Credit: rdv</text:p>
          <text:p text:style-name="P1">Debit: OS</text:p>
          <text:p text:style-name="P1">[MOVE]</text:p>
        </draw:connector>
        <draw:connector draw:style-name="gr6" draw:text-style-name="P2" draw:layer="layout" svg:x1="11.006cm" svg:y1="4.789cm" svg:x2="14.335cm" svg:y2="12.874cm" draw:start-shape="id1" draw:start-glue-point="10" draw:end-shape="id4" svg:d="M11006 4789h1665v8085h1664" svg:viewBox="0 0 3330 8086">
          <text:p text:style-name="P1">Credit: other_debit</text:p>
          <text:p text:style-name="P1">Debit: transfer</text:p>
          <text:p text:style-name="P1">-----------</text:p>
          <text:p text:style-name="P1">Credit: transfer</text:p>
          <text:p text:style-name="P1">Debit: 0S</text:p>
          <text:p text:style-name="P1">[PAYMENT]</text:p>
        </draw:connector>
        <draw:connector draw:style-name="gr7" draw:text-style-name="P2" draw:layer="layout" svg:x1="1.025cm" svg:y1="13.574cm" svg:x2="6.866cm" svg:y2="24.833cm" draw:start-shape="id2" draw:start-glue-point="6" draw:end-shape="id5" svg:d="M1025 13574h-502v11259h6343" svg:viewBox="0 0 6344 11260">
          <text:p/>
        </draw:connector>
        <draw:connector draw:style-name="gr3" draw:text-style-name="P2" draw:layer="layout" svg:x1="13.057cm" svg:y1="20.89cm" svg:x2="17.7cm" svg:y2="15.097cm" draw:start-shape="id3" draw:start-glue-point="10" draw:end-shape="id4" draw:end-glue-point="8" svg:d="M13057 20890h4643v-5793" svg:viewBox="0 0 4644 5794">
          <text:p text:style-name="P1">Credit: other_debit</text:p>
          <text:p text:style-name="P1">Debit: transfer</text:p>
          <text:p text:style-name="P1">-----------</text:p>
          <text:p text:style-name="P1">Credit: transfer</text:p>
          <text:p text:style-name="P1">Debit: rdv</text:p>
          <text:p text:style-name="P1">[PAYMENT]</text:p>
        </draw:connector>
        <draw:custom-shape draw:style-name="gr8" draw:text-style-name="P1" xml:id="id6" draw:id="id6" draw:layer="layout" svg:width="3.334cm" svg:height="2.921cm" svg:x="17.091cm" svg:y="1.127cm">
          <text:p text:style-name="P1">N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7.091cm" svg:y1="2.587cm" svg:x2="8.765cm" svg:y2="3.117cm" draw:start-shape="id6" draw:start-glue-point="6" draw:end-shape="id1" draw:end-glue-point="4" svg:d="M17091 2587h-8326v530" svg:viewBox="0 0 8327 531">
          <text:p text:style-name="P1">Credit: OS</text:p>
          <text:p text:style-name="P1">Debit: transfer</text:p>
          <text:p text:style-name="P1">-----------</text:p>
          <text:p text:style-name="P1">Credit: transfer</text:p>
          <text:p text:style-name="P1">Debit: other_debit</text:p>
          <text:p text:style-name="P1">[PAYMENT]</text:p>
        </draw:connector>
        <draw:connector draw:style-name="gr6" draw:text-style-name="P2" draw:layer="layout" svg:x1="8.485cm" svg:y1="20.89cm" svg:x2="4.39cm" svg:y2="15.796cm" draw:start-shape="id3" draw:start-glue-point="6" draw:end-shape="id2" draw:end-glue-point="8" svg:d="M8485 20890h-4095v-5094" svg:viewBox="0 0 4096 5095">
          <text:p text:style-name="P1">Credit: rdv</text:p>
          <text:p text:style-name="P1">Debit: bank_debit</text:p>
          <text:p text:style-name="P1">[MOVE]</text:p>
        </draw:connector>
        <draw:connector draw:style-name="gr3" draw:text-style-name="P4" draw:layer="layout" svg:x1="1.578cm" svg:y1="15.132cm" svg:x2="9.154cm" svg:y2="21.824cm" draw:end-shape="id3" draw:end-glue-point="7" svg:d="M1578 15132v7580h7576v-888" svg:viewBox="0 0 7577 7581">
          <text:p text:style-name="P3">Credit: bank_debit</text:p>
          <text:p text:style-name="P3">Debit: rdv</text:p>
          <text:p text:style-name="P3">[MOVE]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2:45:05.109954208</meta:creation-date>
    <dc:date>2017-02-18T15:49:12.651986679</dc:date>
    <meta:editing-duration>PT2H11M13S</meta:editing-duration>
    <meta:editing-cycles>10</meta:editing-cycles>
    <meta:generator>LibreOffice/5.1.4.2$Linux_x86 LibreOffice_project/10m0$Build-2</meta:generator>
    <meta:document-statistic meta:object-count="14"/>
  </office:meta>
</office:document-meta>
</file>